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F1000000FA86834291.svm" manifest:media-type=""/>
  <manifest:file-entry manifest:full-path="Pictures/2000000100000131000000D8744C42C9.svm" manifest:media-type=""/>
  <manifest:file-entry manifest:full-path="Pictures/20000001000003F6000000FA1BB95743.svm" manifest:media-type=""/>
  <manifest:file-entry manifest:full-path="Pictures/2000000100000594000002D3A85C9313.svm" manifest:media-type=""/>
  <manifest:file-entry manifest:full-path="Pictures/20000001000000AA000000F2DDB2618B.svm" manifest:media-type=""/>
  <manifest:file-entry manifest:full-path="Pictures/20000001000001CD00000124D88972FA.svm" manifest:media-type=""/>
  <manifest:file-entry manifest:full-path="Pictures/20000001000001C5000001245FDD6593.svm" manifest:media-type=""/>
  <manifest:file-entry manifest:full-path="Pictures/20000001000002FD000000F20A749B54.svm" manifest:media-type=""/>
  <manifest:file-entry manifest:full-path="Pictures/2000005A00004F1D00003B56B65A3C08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2 \times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eft|{v_d}\right| &lt; \frac{V_T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SI{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SI{-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788cm" svg:height="5.841cm" svg:x="2.512cm" svg:y="0.235cm">
          <draw:image xlink:href="Pictures/2000005A00004F1D00003B56B65A3C08.wmf" xlink:type="simple" xlink:show="embed" xlink:actuate="onLoad">
            <text:p/>
          </draw:image>
          <draw:glue-point draw:id="4" svg:x="-2.474cm" svg:y="-3.492cm"/>
          <draw:glue-point draw:id="5" svg:x="-1.358cm" svg:y="3.463cm"/>
        </draw:frame>
        <draw:connector draw:style-name="gr2" draw:text-style-name="P1" draw:layer="layout" draw:type="curve" draw:line-skew="1.722cm" svg:x1="3.582cm" svg:y1="2.142cm" svg:x2="4.48cm" svg:y2="1.116cm" draw:start-shape="id1" draw:start-glue-point="0" draw:end-shape="id2" draw:end-glue-point="4" svg:d="M3582 2142c0-1027 898-515 898-1026" svg:viewBox="0 0 899 1027">
          <text:p/>
        </draw:connector>
        <draw:connector draw:style-name="gr2" draw:text-style-name="P1" draw:layer="layout" draw:type="curve" draw:line-skew="-1.753cm" svg:x1="3.941cm" svg:y1="3.984cm" svg:x2="5.349cm" svg:y2="5.177cm" draw:start-shape="id3" draw:start-glue-point="2" draw:end-shape="id2" draw:end-glue-point="5" svg:d="M3941 3984c0 1258 1408 662 1408 1193" svg:viewBox="0 0 1409 1194">
          <text:p/>
        </draw:connector>
        <draw:line draw:style-name="gr3" draw:text-style-name="P1" draw:layer="layout" svg:x1="8.028cm" svg:y1="5.323cm" svg:x2="8.028cm" svg:y2="5.426cm">
          <text:p/>
        </draw:line>
        <draw:line draw:style-name="gr3" draw:text-style-name="P1" draw:layer="layout" svg:x1="7.276cm" svg:y1="5.323cm" svg:x2="7.276cm" svg:y2="5.426cm">
          <text:p/>
        </draw:line>
        <draw:line draw:style-name="gr3" draw:text-style-name="P1" draw:layer="layout" svg:x1="8.78cm" svg:y1="5.323cm" svg:x2="8.78cm" svg:y2="5.426cm">
          <text:p/>
        </draw:line>
        <draw:line draw:style-name="gr3" draw:text-style-name="P1" draw:layer="layout" svg:x1="5.774cm" svg:y1="5.323cm" svg:x2="5.774cm" svg:y2="5.426cm">
          <text:p/>
        </draw:line>
        <draw:line draw:style-name="gr3" draw:text-style-name="P1" draw:layer="layout" svg:x1="5.028cm" svg:y1="5.323cm" svg:x2="5.028cm" svg:y2="5.426cm">
          <text:p/>
        </draw:line>
        <draw:line draw:style-name="gr3" draw:text-style-name="P1" draw:layer="layout" svg:x1="4.336cm" svg:y1="5.312cm" svg:x2="4.336cm" svg:y2="5.415cm">
          <text:p/>
        </draw:line>
        <draw:line draw:style-name="gr3" draw:text-style-name="P1" draw:layer="layout" svg:x1="6.475cm" svg:y1="3.23cm" svg:x2="6.578cm" svg:y2="3.23cm">
          <text:p/>
        </draw:line>
        <draw:line draw:style-name="gr3" draw:text-style-name="P1" draw:layer="layout" svg:x1="6.475cm" svg:y1="1.098cm" svg:x2="6.578cm" svg:y2="1.098cm">
          <text:p/>
        </draw:line>
        <draw:line draw:style-name="gr4" draw:text-style-name="P1" draw:layer="layout" svg:x1="6.369cm" svg:y1="1.644cm" svg:x2="6.369cm" svg:y2="5.406cm">
          <text:p/>
        </draw:line>
        <draw:line draw:style-name="gr4" draw:text-style-name="P1" draw:layer="layout" svg:x1="6.691cm" svg:y1="1.644cm" svg:x2="6.691cm" svg:y2="5.406cm">
          <text:p/>
        </draw:line>
        <draw:line draw:style-name="gr2" draw:text-style-name="P1" draw:layer="layout" svg:x1="6.104cm" svg:y1="1.877cm" svg:x2="6.388cm" svg:y2="1.877cm">
          <text:p/>
        </draw:line>
        <draw:line draw:style-name="gr2" draw:text-style-name="P1" draw:layer="layout" svg:x1="8.108cm" svg:y1="1.877cm" svg:x2="6.67cm" svg:y2="1.877cm">
          <text:p/>
        </draw:line>
        <draw:frame draw:style-name="gr5" draw:text-style-name="P3" draw:layer="layout" svg:width="1.226cm" svg:height="0.751cm" svg:x="7.957cm" svg:y="1.493cm">
          <draw:text-box>
            <text:p text:style-name="P2"><text:span text:style-name="T1">خطی خطہ</text:span></text:p>
          </draw:text-box>
        </draw:frame>
        <draw:frame draw:style-name="gr5" draw:text-style-name="P3" draw:layer="layout" svg:width="1.226cm" svg:height="0.751cm" svg:x="9.155cm" svg:y="2.63cm">
          <draw:text-box>
            <text:p text:style-name="P2"><text:span text:style-name="T1">خطی خطہ</text:span></text:p>
          </draw:text-box>
        </draw:frame>
        <draw:frame draw:style-name="gr6" draw:text-style-name="P1" draw:layer="layout" svg:width="0.917cm" svg:height="0.289cm" svg:x="5.486cm" svg:y="0.772cm">
          <draw:image xlink:href="Pictures/20000001000002FD000000F20A749B54.svm" xlink:type="simple" xlink:show="embed" xlink:actuate="onLoad">
            <text:p/>
          </draw:image>
        </draw:frame>
        <draw:frame draw:style-name="gr7" draw:text-style-name="P1" xml:id="id3" draw:id="id3" draw:layer="layout" svg:width="0.542cm" svg:height="0.349cm" svg:x="3.67cm" svg:y="3.635cm">
          <draw:image xlink:href="Pictures/20000001000001C5000001245FDD6593.svm" xlink:type="simple" xlink:show="embed" xlink:actuate="onLoad">
            <text:p/>
          </draw:image>
        </draw:frame>
        <draw:frame draw:style-name="gr8" draw:text-style-name="P1" xml:id="id1" draw:id="id1" draw:layer="layout" svg:width="0.552cm" svg:height="0.349cm" svg:x="3.306cm" svg:y="2.142cm">
          <draw:image xlink:href="Pictures/20000001000001CD00000124D88972FA.svm" xlink:type="simple" xlink:show="embed" xlink:actuate="onLoad">
            <text:p/>
          </draw:image>
        </draw:frame>
        <draw:frame draw:style-name="gr9" draw:text-style-name="P1" draw:layer="layout" svg:width="0.203cm" svg:height="0.289cm" svg:x="5.994cm" svg:y="3.079cm">
          <draw:image xlink:href="Pictures/20000001000000AA000000F2DDB2618B.svm" xlink:type="simple" xlink:show="embed" xlink:actuate="onLoad">
            <text:p/>
          </draw:image>
        </draw:frame>
        <draw:frame draw:style-name="gr10" draw:text-style-name="P1" draw:layer="layout" svg:width="1.712cm" svg:height="0.866cm" svg:x="9.466cm" svg:y="3.243cm">
          <draw:image xlink:href="Pictures/2000000100000594000002D3A85C9313.svm" xlink:type="simple" xlink:show="embed" xlink:actuate="onLoad">
            <text:p/>
          </draw:image>
        </draw:frame>
        <draw:frame draw:style-name="gr11" draw:text-style-name="P1" draw:layer="layout" svg:width="0.365cm" svg:height="0.258cm" svg:x="9.674cm" svg:y="5.23cm">
          <draw:image xlink:href="Pictures/2000000100000131000000D8744C42C9.svm" xlink:type="simple" xlink:show="embed" xlink:actuate="onLoad">
            <text:p/>
          </draw:image>
        </draw:frame>
        <draw:frame draw:style-name="gr12" draw:text-style-name="P1" draw:layer="layout" svg:width="0.752cm" svg:height="0.249cm" svg:x="7.722cm" svg:y="5.531cm">
          <draw:image xlink:href="Pictures/20000001000002F1000000FA86834291.svm" xlink:type="simple" xlink:show="embed" xlink:actuate="onLoad">
            <text:p/>
          </draw:image>
        </draw:frame>
        <draw:frame draw:style-name="gr13" draw:text-style-name="P1" draw:layer="layout" svg:width="1.013cm" svg:height="0.249cm" svg:x="4.51cm" svg:y="5.531cm">
          <draw:image xlink:href="Pictures/20000001000003F6000000FA1BB957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7:48.962747203</dc:date>
    <meta:editing-duration>PT5M52S</meta:editing-duration>
    <meta:editing-cycles>4</meta:editing-cycles>
    <meta:generator>LibreOffice/4.2.8.2$Linux_x86 LibreOffice_project/420m0$Build-2</meta:generator>
    <meta:document-statistic meta:object-count="25"/>
  </office:meta>
</office:document-meta>
</file>